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100ac7" officeooo:paragraph-rsid="00100ac7"/>
    </style:style>
    <style:style style:name="P3" style:family="paragraph" style:parent-style-name="Text_20_body">
      <style:text-properties officeooo:rsid="00119848" officeooo:paragraph-rsid="00119848"/>
    </style:style>
    <style:style style:name="P4" style:family="paragraph" style:parent-style-name="Text_20_body">
      <style:text-properties officeooo:rsid="00265c1f" officeooo:paragraph-rsid="00265c1f"/>
    </style:style>
    <style:style style:name="P5" style:family="paragraph" style:parent-style-name="Text_20_body">
      <style:text-properties officeooo:rsid="002d361f" officeooo:paragraph-rsid="002d361f"/>
    </style:style>
    <style:style style:name="P6" style:family="paragraph" style:parent-style-name="Text_20_body">
      <style:text-properties officeooo:rsid="003bd8ea" officeooo:paragraph-rsid="003bd8ea"/>
    </style:style>
    <style:style style:name="P7" style:family="paragraph" style:parent-style-name="Text_20_body">
      <style:text-properties officeooo:rsid="003b60a7" officeooo:paragraph-rsid="003b60a7"/>
    </style:style>
    <style:style style:name="P8" style:family="paragraph" style:parent-style-name="Text_20_body">
      <style:text-properties officeooo:rsid="00417793" officeooo:paragraph-rsid="00417793"/>
    </style:style>
    <style:style style:name="P9" style:family="paragraph" style:parent-style-name="Text_20_body">
      <style:text-properties officeooo:rsid="004257f0" officeooo:paragraph-rsid="004257f0"/>
    </style:style>
    <style:style style:name="P10" style:family="paragraph" style:parent-style-name="Text_20_body">
      <style:text-properties officeooo:rsid="004b7659" officeooo:paragraph-rsid="004b7659"/>
    </style:style>
    <style:style style:name="P11" style:family="paragraph" style:parent-style-name="Text_20_body">
      <style:text-properties officeooo:rsid="004b7659" officeooo:paragraph-rsid="005ede3b"/>
    </style:style>
    <style:style style:name="P12" style:family="paragraph" style:parent-style-name="Text_20_body">
      <style:text-properties officeooo:rsid="005a8087" officeooo:paragraph-rsid="005a8087"/>
    </style:style>
    <style:style style:name="P13" style:family="paragraph" style:parent-style-name="Text_20_body">
      <style:text-properties officeooo:rsid="004b36f9" officeooo:paragraph-rsid="0049a9b4"/>
    </style:style>
    <style:style style:name="P14" style:family="paragraph" style:parent-style-name="Text_20_body">
      <style:text-properties officeooo:rsid="000e52b3" officeooo:paragraph-rsid="005ede3b"/>
    </style:style>
    <style:style style:name="P15" style:family="paragraph" style:parent-style-name="Text_20_body">
      <style:text-properties officeooo:rsid="0063ba27" officeooo:paragraph-rsid="0063ba27"/>
    </style:style>
    <style:style style:name="P16" style:family="paragraph" style:parent-style-name="Text_20_body">
      <style:text-properties officeooo:rsid="0063ed7a" officeooo:paragraph-rsid="006589b5"/>
    </style:style>
    <style:style style:name="P17" style:family="paragraph" style:parent-style-name="Text_20_body">
      <style:text-properties officeooo:rsid="006d2018" officeooo:paragraph-rsid="006d2018"/>
    </style:style>
    <style:style style:name="P18" style:family="paragraph" style:parent-style-name="Text_20_body">
      <style:text-properties officeooo:rsid="00794974" officeooo:paragraph-rsid="007e0ffa"/>
    </style:style>
    <style:style style:name="P19" style:family="paragraph" style:parent-style-name="Text_20_body">
      <style:text-properties officeooo:rsid="00816a00" officeooo:paragraph-rsid="007e0ffa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22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23" style:family="paragraph" style:parent-style-name="Text_20_body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25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26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27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28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29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30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31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32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33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34" style:family="paragraph" style:parent-style-name="Text_20_body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35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36" style:family="paragraph" style:parent-style-name="Text_20_body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37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38" style:family="paragraph" style:parent-style-name="Text_20_body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39" style:family="paragraph" style:parent-style-name="Text_20_body">
      <style:paragraph-properties fo:margin-left="0.9846in" fo:margin-right="0in" fo:text-indent="0in" style:auto-text-indent="false"/>
      <style:text-properties officeooo:rsid="006f3b9f" officeooo:paragraph-rsid="006f3b9f"/>
    </style:style>
    <style:style style:name="P40" style:family="paragraph" style:parent-style-name="Text_20_body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41" style:family="paragraph" style:parent-style-name="Text_20_body">
      <style:paragraph-properties fo:margin-left="0.9846in" fo:margin-right="0in" fo:text-indent="0in" style:auto-text-indent="false"/>
      <style:text-properties officeooo:paragraph-rsid="0073274a"/>
    </style:style>
    <style:style style:name="P42" style:family="paragraph" style:parent-style-name="Text_20_body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43" style:family="paragraph" style:parent-style-name="Title">
      <style:text-properties officeooo:rsid="0007204f" officeooo:paragraph-rsid="0007204f"/>
    </style:style>
    <style:style style:name="P44" style:family="paragraph" style:parent-style-name="Subtitle">
      <style:text-properties officeooo:rsid="0016eb8b" officeooo:paragraph-rsid="0016eb8b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officeooo:rsid="005a8087" officeooo:paragraph-rsid="005a8087"/>
    </style:style>
    <style:style style:name="P46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officeooo:rsid="0074cc83" officeooo:paragraph-rsid="0074cc83"/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2" style:family="paragraph" style:parent-style-name="Text_20_body" style:list-style-name="L1">
      <style:text-properties officeooo:rsid="002d361f" officeooo:paragraph-rsid="002d361f"/>
    </style:style>
    <style:style style:name="P53" style:family="paragraph" style:parent-style-name="Text_20_body" style:list-style-name="L2">
      <style:text-properties officeooo:rsid="002d361f" officeooo:paragraph-rsid="002d361f"/>
    </style:style>
    <style:style style:name="P54" style:family="paragraph" style:parent-style-name="Text_20_body" style:list-style-name="L3">
      <style:text-properties officeooo:rsid="005a8087" officeooo:paragraph-rsid="005a8087"/>
    </style:style>
    <style:style style:name="P55" style:family="paragraph" style:parent-style-name="Heading_20_1">
      <style:paragraph-properties fo:break-before="page"/>
      <style:text-properties officeooo:rsid="000abc94" officeooo:paragraph-rsid="000abc94"/>
    </style:style>
    <style:style style:name="P56" style:family="paragraph" style:parent-style-name="Heading_20_1">
      <style:paragraph-properties fo:break-before="page"/>
      <style:text-properties officeooo:rsid="006d2018" officeooo:paragraph-rsid="006d2018"/>
    </style:style>
    <style:style style:name="P57" style:family="paragraph" style:parent-style-name="Heading_20_1">
      <style:paragraph-properties fo:break-before="page"/>
      <style:text-properties officeooo:rsid="00482632" officeooo:paragraph-rsid="00482632"/>
    </style:style>
    <style:style style:name="P58" style:family="paragraph" style:parent-style-name="Heading_20_1">
      <style:paragraph-properties fo:break-before="page"/>
      <style:text-properties officeooo:rsid="003b60a7" officeooo:paragraph-rsid="003b60a7"/>
    </style:style>
    <style:style style:name="P59" style:family="paragraph" style:parent-style-name="Heading_20_1">
      <style:paragraph-properties fo:break-before="page"/>
      <style:text-properties officeooo:rsid="00417793" officeooo:paragraph-rsid="00417793"/>
    </style:style>
    <style:style style:name="P60" style:family="paragraph" style:parent-style-name="Heading_20_1">
      <style:paragraph-properties fo:break-before="page"/>
      <style:text-properties officeooo:rsid="005a8087" officeooo:paragraph-rsid="005a8087"/>
    </style:style>
    <style:style style:name="P61" style:family="paragraph" style:parent-style-name="Heading_20_1">
      <style:paragraph-properties fo:break-before="page"/>
      <style:text-properties officeooo:rsid="000e5af3" officeooo:paragraph-rsid="000e5af3"/>
    </style:style>
    <style:style style:name="P62" style:family="paragraph" style:parent-style-name="Heading_20_1">
      <style:paragraph-properties fo:break-before="page"/>
      <style:text-properties officeooo:rsid="00259545" officeooo:paragraph-rsid="00259545"/>
    </style:style>
    <style:style style:name="P63" style:family="paragraph" style:parent-style-name="Heading_20_1">
      <style:paragraph-properties fo:break-before="page"/>
      <style:text-properties officeooo:rsid="0063ba27" officeooo:paragraph-rsid="0063ba27"/>
    </style:style>
    <style:style style:name="P64" style:family="paragraph" style:parent-style-name="Heading_20_2">
      <style:paragraph-properties fo:margin-left="0.4925in" fo:margin-right="0in" fo:text-indent="0in" style:auto-text-indent="false"/>
      <style:text-properties officeooo:rsid="0044c2bb" officeooo:paragraph-rsid="0044c2bb"/>
    </style:style>
    <style:style style:name="P65" style:family="paragraph" style:parent-style-name="Heading_20_2">
      <style:paragraph-properties fo:margin-left="0.4925in" fo:margin-right="0in" fo:text-indent="0in" style:auto-text-indent="false"/>
      <style:text-properties officeooo:rsid="00454e13" officeooo:paragraph-rsid="00454e13"/>
    </style:style>
    <style:style style:name="P66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67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68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69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70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71" style:family="paragraph" style:parent-style-name="Heading_20_2">
      <style:paragraph-properties fo:margin-left="0.4925in" fo:margin-right="0in" fo:text-indent="0in" style:auto-text-indent="false"/>
      <style:text-properties officeooo:rsid="006acbb6" officeooo:paragraph-rsid="006acbb6"/>
    </style:style>
    <style:style style:name="P72" style:family="paragraph" style:parent-style-name="Heading_20_2">
      <style:paragraph-properties fo:margin-left="0.4925in" fo:margin-right="0in" fo:text-indent="0in" style:auto-text-indent="false"/>
      <style:text-properties officeooo:rsid="006fb280" officeooo:paragraph-rsid="006fb280"/>
    </style:style>
    <style:style style:name="P73" style:family="paragraph" style:parent-style-name="Heading_20_2">
      <style:paragraph-properties fo:margin-left="0.4925in" fo:margin-right="0in" fo:text-indent="0in" style:auto-text-indent="false"/>
      <style:text-properties officeooo:rsid="00724882" officeooo:paragraph-rsid="00724882"/>
    </style:style>
    <style:style style:name="P74" style:family="paragraph" style:parent-style-name="Heading_20_2">
      <style:paragraph-properties fo:margin-left="0.4925in" fo:margin-right="0in" fo:text-indent="0in" style:auto-text-indent="false"/>
      <style:text-properties officeooo:rsid="005a8087" officeooo:paragraph-rsid="005a8087"/>
    </style:style>
    <style:style style:name="P75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76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77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78" style:family="paragraph" style:parent-style-name="Heading_20_3">
      <style:paragraph-properties fo:margin-left="0.9846in" fo:margin-right="0in" fo:text-indent="0in" style:auto-text-indent="false"/>
      <style:text-properties officeooo:rsid="0035d883" officeooo:paragraph-rsid="0035d883"/>
    </style:style>
    <style:style style:name="P79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80" style:family="paragraph" style:parent-style-name="Heading_20_3">
      <style:paragraph-properties fo:margin-left="0.9846in" fo:margin-right="0in" fo:text-indent="0in" style:auto-text-indent="false"/>
      <style:text-properties officeooo:rsid="0036efab" officeooo:paragraph-rsid="0036efab"/>
    </style:style>
    <style:style style:name="P81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82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83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84" style:family="paragraph" style:parent-style-name="Heading_20_3">
      <style:paragraph-properties fo:margin-left="0.9846in" fo:margin-right="0in" fo:text-indent="0in" style:auto-text-indent="false"/>
      <style:text-properties officeooo:rsid="0037cb5b" officeooo:paragraph-rsid="0037cb5b"/>
    </style:style>
    <style:style style:name="P85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86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87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88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89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90" style:family="paragraph" style:parent-style-name="Heading_20_3">
      <style:paragraph-properties fo:margin-left="0.9846in" fo:margin-right="0in" fo:text-indent="0in" style:auto-text-indent="false"/>
      <style:text-properties officeooo:rsid="006bf545" officeooo:paragraph-rsid="006bf545"/>
    </style:style>
    <style:style style:name="P91" style:family="paragraph" style:parent-style-name="Heading_20_3">
      <style:paragraph-properties fo:margin-left="0.9846in" fo:margin-right="0in" fo:text-indent="0in" style:auto-text-indent="false"/>
      <style:text-properties officeooo:rsid="00717887" officeooo:paragraph-rsid="00717887"/>
    </style:style>
    <style:style style:name="P92" style:family="paragraph" style:parent-style-name="Heading_20_3">
      <style:paragraph-properties fo:margin-left="0.9846in" fo:margin-right="0in" fo:text-indent="0in" style:auto-text-indent="false"/>
      <style:text-properties officeooo:rsid="00742cfa" officeooo:paragraph-rsid="00742cfa"/>
    </style:style>
    <style:style style:name="P93" style:family="paragraph" style:parent-style-name="Heading_20_3">
      <style:paragraph-properties fo:margin-left="0.9846in" fo:margin-right="0in" fo:text-indent="0in" style:auto-text-indent="false"/>
      <style:text-properties officeooo:rsid="00724882" officeooo:paragraph-rsid="00724882"/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T10" style:family="text">
      <style:text-properties officeooo:rsid="003d19a2"/>
    </style:style>
    <style:style style:name="T11" style:family="text">
      <style:text-properties officeooo:rsid="004542b6"/>
    </style:style>
    <style:style style:name="T12" style:family="text">
      <style:text-properties officeooo:rsid="00454e13"/>
    </style:style>
    <style:style style:name="T13" style:family="text">
      <style:text-properties officeooo:rsid="0047afd8"/>
    </style:style>
    <style:style style:name="T14" style:family="text">
      <style:text-properties officeooo:rsid="004bb1a0"/>
    </style:style>
    <style:style style:name="T15" style:family="text">
      <style:text-properties officeooo:rsid="004f2e0e"/>
    </style:style>
    <style:style style:name="T16" style:family="text">
      <style:text-properties officeooo:rsid="0050574d"/>
    </style:style>
    <style:style style:name="T17" style:family="text">
      <style:text-properties officeooo:rsid="005a8087"/>
    </style:style>
    <style:style style:name="T18" style:family="text">
      <style:text-properties officeooo:rsid="005ba27c"/>
    </style:style>
    <style:style style:name="T19" style:family="text">
      <style:text-properties officeooo:rsid="005c8df8"/>
    </style:style>
    <style:style style:name="T20" style:family="text">
      <style:text-properties officeooo:rsid="0060980c"/>
    </style:style>
    <style:style style:name="T21" style:family="text">
      <style:text-properties officeooo:rsid="00616a10"/>
    </style:style>
    <style:style style:name="T22" style:family="text">
      <style:text-properties officeooo:rsid="00626665"/>
    </style:style>
    <style:style style:name="T23" style:family="text">
      <style:text-properties officeooo:rsid="006589b5"/>
    </style:style>
    <style:style style:name="T24" style:family="text">
      <style:text-properties officeooo:rsid="00683582"/>
    </style:style>
    <style:style style:name="T25" style:family="text">
      <style:text-properties officeooo:rsid="0073274a"/>
    </style:style>
    <style:style style:name="T26" style:family="text">
      <style:text-properties officeooo:rsid="00758384"/>
    </style:style>
    <style:style style:name="T27" style:family="text">
      <style:text-properties officeooo:rsid="00770d87"/>
    </style:style>
    <style:style style:name="T28" style:family="text">
      <style:text-properties officeooo:rsid="007de5e3"/>
    </style:style>
    <style:style style:name="T29" style:family="text">
      <style:text-properties officeooo:rsid="007fec1a"/>
    </style:style>
    <style:style style:name="T30" style:family="text">
      <style:text-properties officeooo:rsid="00872a0d"/>
    </style:style>
    <style:style style:name="T31" style:family="text">
      <style:text-properties officeooo:rsid="008ac85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43">Dooble Web Browser</text:p>
      <text:p text:style-name="P44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8">Table of Contents</text:p>
          </text:index-title>
          <text:p text:style-name="P49"><text:a xlink:type="simple" xlink:href="#__RefHeading___Toc105_989239493" text:style-name="Index_20_Link" text:visited-style-name="Index_20_Link">Introduction<text:tab/>4</text:a></text:p>
          <text:p text:style-name="P49"><text:a xlink:type="simple" xlink:href="#__RefHeading___Toc2293_938157555" text:style-name="Index_20_Link" text:visited-style-name="Index_20_Link">Accepted / Blocked Domains<text:tab/>5</text:a></text:p>
          <text:p text:style-name="P49"><text:a xlink:type="simple" xlink:href="#__RefHeading___Toc411_938157555" text:style-name="Index_20_Link" text:visited-style-name="Index_20_Link">Certificate Exceptions<text:tab/>6</text:a></text:p>
          <text:p text:style-name="P49"><text:a xlink:type="simple" xlink:href="#__RefHeading___Toc373_1594680094" text:style-name="Index_20_Link" text:visited-style-name="Index_20_Link">Clear Items<text:tab/>7</text:a></text:p>
          <text:p text:style-name="P49"><text:a xlink:type="simple" xlink:href="#__RefHeading___Toc413_938157555" text:style-name="Index_20_Link" text:visited-style-name="Index_20_Link">Cookies<text:tab/>8</text:a></text:p>
          <text:p text:style-name="P51"><text:a xlink:type="simple" xlink:href="#__RefHeading___Toc415_938157555" text:style-name="Index_20_Link" text:visited-style-name="Index_20_Link">Domain Filter<text:tab/>8</text:a></text:p>
          <text:p text:style-name="P51"><text:a xlink:type="simple" xlink:href="#__RefHeading___Toc417_938157555" text:style-name="Index_20_Link" text:visited-style-name="Index_20_Link">Purge Periodically<text:tab/>8</text:a></text:p>
          <text:p text:style-name="P49"><text:a xlink:type="simple" xlink:href="#__RefHeading___Toc442_938157555" text:style-name="Index_20_Link" text:visited-style-name="Index_20_Link">Downloads<text:tab/>9</text:a></text:p>
          <text:p text:style-name="P49"><text:a xlink:type="simple" xlink:href="#__RefHeading___Toc430_938157555" text:style-name="Index_20_Link" text:visited-style-name="Index_20_Link">Favorites<text:tab/>10</text:a></text:p>
          <text:p text:style-name="P49"><text:a xlink:type="simple" xlink:href="#__RefHeading___Toc24_1852866977" text:style-name="Index_20_Link" text:visited-style-name="Index_20_Link">File Menus<text:tab/>11</text:a></text:p>
          <text:p text:style-name="P51"><text:a xlink:type="simple" xlink:href="#__RefHeading___Toc27_1852866977" text:style-name="Index_20_Link" text:visited-style-name="Index_20_Link">File<text:tab/>11</text:a></text:p>
          <text:p text:style-name="P50"><text:a xlink:type="simple" xlink:href="#__RefHeading___Toc29_1852866977" text:style-name="Index_20_Link" text:visited-style-name="Index_20_Link">Authenticate<text:tab/>11</text:a></text:p>
          <text:p text:style-name="P50"><text:a xlink:type="simple" xlink:href="#__RefHeading___Toc31_1852866977" text:style-name="Index_20_Link" text:visited-style-name="Index_20_Link">New Private Window<text:tab/>11</text:a></text:p>
          <text:p text:style-name="P50"><text:a xlink:type="simple" xlink:href="#__RefHeading___Toc33_1852866977" text:style-name="Index_20_Link" text:visited-style-name="Index_20_Link">New Tab<text:tab/>11</text:a></text:p>
          <text:p text:style-name="P50"><text:a xlink:type="simple" xlink:href="#__RefHeading___Toc35_1852866977" text:style-name="Index_20_Link" text:visited-style-name="Index_20_Link">New Window<text:tab/>11</text:a></text:p>
          <text:p text:style-name="P50"><text:a xlink:type="simple" xlink:href="#__RefHeading___Toc365_1594680094" text:style-name="Index_20_Link" text:visited-style-name="Index_20_Link">Save<text:tab/>11</text:a></text:p>
          <text:p text:style-name="P50"><text:a xlink:type="simple" xlink:href="#__RefHeading___Toc37_1852866977" text:style-name="Index_20_Link" text:visited-style-name="Index_20_Link">Close Tab<text:tab/>11</text:a></text:p>
          <text:p text:style-name="P50"><text:a xlink:type="simple" xlink:href="#__RefHeading___Toc367_1594680094" text:style-name="Index_20_Link" text:visited-style-name="Index_20_Link">Print<text:tab/>11</text:a></text:p>
          <text:p text:style-name="P50"><text:a xlink:type="simple" xlink:href="#__RefHeading___Toc369_1594680094" text:style-name="Index_20_Link" text:visited-style-name="Index_20_Link">Print Preview<text:tab/>11</text:a></text:p>
          <text:p text:style-name="P50"><text:a xlink:type="simple" xlink:href="#__RefHeading___Toc39_1852866977" text:style-name="Index_20_Link" text:visited-style-name="Index_20_Link">Exit Dooble<text:tab/>12</text:a></text:p>
          <text:p text:style-name="P51"><text:a xlink:type="simple" xlink:href="#__RefHeading___Toc6182_1852866977" text:style-name="Index_20_Link" text:visited-style-name="Index_20_Link">Edit<text:tab/>12</text:a></text:p>
          <text:p text:style-name="P50"><text:a xlink:type="simple" xlink:href="#__RefHeading___Toc6184_1852866977" text:style-name="Index_20_Link" text:visited-style-name="Index_20_Link">Clear Items<text:tab/>12</text:a></text:p>
          <text:p text:style-name="P50"><text:a xlink:type="simple" xlink:href="#__RefHeading___Toc371_1594680094" text:style-name="Index_20_Link" text:visited-style-name="Index_20_Link">Find<text:tab/>12</text:a></text:p>
          <text:p text:style-name="P50"><text:a xlink:type="simple" xlink:href="#__RefHeading___Toc6186_1852866977" text:style-name="Index_20_Link" text:visited-style-name="Index_20_Link">Settings<text:tab/>12</text:a></text:p>
          <text:p text:style-name="P51"><text:a xlink:type="simple" xlink:href="#__RefHeading___Toc185_697823169" text:style-name="Index_20_Link" text:visited-style-name="Index_20_Link">Tools<text:tab/>12</text:a></text:p>
          <text:p text:style-name="P50"><text:a xlink:type="simple" xlink:href="#__RefHeading___Toc187_697823169" text:style-name="Index_20_Link" text:visited-style-name="Index_20_Link">Accepted / Blocked Domains<text:tab/>12</text:a></text:p>
          <text:p text:style-name="P50"><text:a xlink:type="simple" xlink:href="#__RefHeading___Toc189_697823169" text:style-name="Index_20_Link" text:visited-style-name="Index_20_Link">Certificate Exceptions<text:tab/>12</text:a></text:p>
          <text:p text:style-name="P50"><text:a xlink:type="simple" xlink:href="#__RefHeading___Toc191_697823169" text:style-name="Index_20_Link" text:visited-style-name="Index_20_Link">Cookies<text:tab/>12</text:a></text:p>
          <text:p text:style-name="P50"><text:a xlink:type="simple" xlink:href="#__RefHeading___Toc193_697823169" text:style-name="Index_20_Link" text:visited-style-name="Index_20_Link">Downloads<text:tab/>12</text:a></text:p>
          <text:p text:style-name="P50"><text:a xlink:type="simple" xlink:href="#__RefHeading___Toc195_697823169" text:style-name="Index_20_Link" text:visited-style-name="Index_20_Link">Favorites<text:tab/>12</text:a></text:p>
          <text:p text:style-name="P50"><text:a xlink:type="simple" xlink:href="#__RefHeading___Toc197_697823169" text:style-name="Index_20_Link" text:visited-style-name="Index_20_Link">History<text:tab/>12</text:a></text:p>
          <text:p text:style-name="P51"><text:a xlink:type="simple" xlink:href="#__RefHeading___Toc209_697823169" text:style-name="Index_20_Link" text:visited-style-name="Index_20_Link">View<text:tab/>13</text:a></text:p>
          <text:p text:style-name="P50"><text:a xlink:type="simple" xlink:href="#__RefHeading___Toc211_697823169" text:style-name="Index_20_Link" text:visited-style-name="Index_20_Link">Show Full Screen<text:tab/>13</text:a></text:p>
          <text:p text:style-name="P50"><text:a xlink:type="simple" xlink:href="#__RefHeading___Toc213_697823169" text:style-name="Index_20_Link" text:visited-style-name="Index_20_Link">Show Status Bar<text:tab/>13</text:a></text:p>
          <text:p text:style-name="P51"><text:a xlink:type="simple" xlink:href="#__RefHeading___Toc201_697823169" text:style-name="Index_20_Link" text:visited-style-name="Index_20_Link">Help<text:tab/>13</text:a></text:p>
          <text:p text:style-name="P50"><text:a xlink:type="simple" xlink:href="#__RefHeading___Toc203_697823169" text:style-name="Index_20_Link" text:visited-style-name="Index_20_Link">About<text:tab/>13</text:a></text:p>
          <text:p text:style-name="P50"><text:a xlink:type="simple" xlink:href="#__RefHeading___Toc205_697823169" text:style-name="Index_20_Link" text:visited-style-name="Index_20_Link">Show Documentation<text:tab/>13</text:a></text:p>
          <text:p text:style-name="P49"><text:a xlink:type="simple" xlink:href="#__RefHeading___Toc440_938157555" text:style-name="Index_20_Link" text:visited-style-name="Index_20_Link">History<text:tab/>14</text:a></text:p>
          <text:p text:style-name="P49"><text:a xlink:type="simple" xlink:href="#__RefHeading___Toc6188_1852866977" text:style-name="Index_20_Link" text:visited-style-name="Index_20_Link">Private Windows<text:tab/>15</text:a></text:p>
          <text:p text:style-name="P49"><text:a xlink:type="simple" xlink:href="#__RefHeading___Toc432_938157555" text:style-name="Index_20_Link" text:visited-style-name="Index_20_Link">Security Considerations<text:tab/>16</text:a></text:p>
          <text:p text:style-name="P49"><text:a xlink:type="simple" xlink:href="#__RefHeading___Toc2289_938157555" text:style-name="Index_20_Link" text:visited-style-name="Index_20_Link">Settings<text:tab/>17</text:a></text:p>
          <text:p text:style-name="P51"><text:a xlink:type="simple" xlink:href="#__RefHeading___Toc2295_938157555" text:style-name="Index_20_Link" text:visited-style-name="Index_20_Link">Display<text:tab/>17</text:a></text:p>
          <text:p text:style-name="P50"><text:a xlink:type="simple" xlink:href="#__RefHeading___Toc2297_938157555" text:style-name="Index_20_Link" text:visited-style-name="Index_20_Link">Pin Windows<text:tab/>17</text:a></text:p>
          <text:p text:style-name="P51"><text:a xlink:type="simple" xlink:href="#__RefHeading___Toc2304_938157555" text:style-name="Index_20_Link" text:visited-style-name="Index_20_Link">Privacy<text:tab/>17</text:a></text:p>
          <text:p text:style-name="P50"><text:a xlink:type="simple" xlink:href="#__RefHeading___Toc2306_938157555" text:style-name="Index_20_Link" text:visited-style-name="Index_20_Link">Credentials<text:tab/>17</text:a></text:p>
          <text:p text:style-name="P51"><text:a xlink:type="simple" xlink:href="#__RefHeading___Toc2308_938157555" text:style-name="Index_20_Link" text:visited-style-name="Index_20_Link">Web<text:tab/>17</text:a></text:p>
          <text:p text:style-name="P50"><text:soft-page-break/><text:a xlink:type="simple" xlink:href="#__RefHeading___Toc2310_938157555" text:style-name="Index_20_Link" text:visited-style-name="Index_20_Link">Local Storage<text:tab/>17</text:a></text:p>
          <text:p text:style-name="P50"><text:a xlink:type="simple" xlink:href="#__RefHeading___Toc2312_938157555" text:style-name="Index_20_Link" text:visited-style-name="Index_20_Link">XSS Auditing<text:tab/>17</text:a></text:p>
          <text:p text:style-name="P49"><text:a xlink:type="simple" xlink:href="#__RefHeading___Toc422_938157555" text:style-name="Index_20_Link" text:visited-style-name="Index_20_Link">Sources of Randomness<text:tab/>18</text:a></text:p>
          <text:p text:style-name="P51"><text:a xlink:type="simple" xlink:href="#__RefHeading___Toc424_938157555" text:style-name="Index_20_Link" text:visited-style-name="Index_20_Link">BSD<text:tab/>18</text:a></text:p>
          <text:p text:style-name="P51"><text:a xlink:type="simple" xlink:href="#__RefHeading___Toc426_938157555" text:style-name="Index_20_Link" text:visited-style-name="Index_20_Link">Linux<text:tab/>18</text:a></text:p>
          <text:p text:style-name="P51"><text:a xlink:type="simple" xlink:href="#__RefHeading___Toc428_938157555" text:style-name="Index_20_Link" text:visited-style-name="Index_20_Link">Windows<text:tab/>18</text:a></text:p>
          <text:p text:style-name="P49"><text:a xlink:type="simple" xlink:href="#__RefHeading___Toc434_938157555" text:style-name="Index_20_Link" text:visited-style-name="Index_20_Link">Supported Protocols<text:tab/>19</text:a></text:p>
        </text:index-body>
      </text:table-of-content>
      <text:p text:style-name="P1"/>
      <text:h text:style-name="P55" text:outline-level="1"><text:bookmark-start text:name="__RefHeading___Toc105_989239493"/>Introduction<text:bookmark-end text:name="__RefHeading___Toc105_989239493"/></text:h>
      <text:p text:style-name="P14">An <text:span text:style-name="T10">effective, </text:span>elegant, simple, <text:span text:style-name="T10">and zero-dependency </text:span>Web browser. <text:span text:style-name="T17">Dooble should be functional on any operating system where Qt 5.9.x is supported.</text:span></text:p>
      <text:p text:style-name="P16">The source is readily available at <text:a xlink:type="simple" xlink:href="https://github.com/textbrowser/dooble/tree/master/2.x" text:style-name="Internet_20_link" text:visited-style-name="Visited_20_Internet_20_Link"><text:span text:style-name="T23">https://github.com/textbrowser/dooble/tree/master/2.x</text:span></text:a><text:span text:style-name="T23">.</text:span></text:p>
      <text:p text:style-name="P2">[INSERT DOOBLE IMAGE]</text:p>
      <text:p text:style-name="P2"/>
      <text:h text:style-name="P56" text:outline-level="1"><text:bookmark-start text:name="__RefHeading___Toc2293_938157555"/>Accepted / Blocked Domains<text:bookmark-end text:name="__RefHeading___Toc2293_938157555"/></text:h>
      <text:p text:style-name="P18">Dooble supports the accepting or blocking of specific domains. The Accepted / Blocked Domains window allows for the defining of domains. <text:span text:style-name="T28">Domains are stored in the SQLite database file dooble_accepted_or_blocked_domains.db</text:span>. <text:span text:style-name="T29">An operating mode may also be prepared.</text:span></text:p>
      <text:p text:style-name="P19">Note: The bundled Data directory contains the file dooble_blocked_domains.txt which may be imported.</text:p>
      <text:p text:style-name="P17">[INSERT ACCEPTED / BLOCKED DOMAINS WINDOW IMAGE]</text:p>
      <text:p text:style-name="P17"/>
      <text:h text:style-name="P57" text:outline-level="1"><text:bookmark-start text:name="__RefHeading___Toc411_938157555"/>Certificate Exceptions<text:bookmark-end text:name="__RefHeading___Toc411_938157555"/></text:h>
      <text:p text:style-name="P13">Web sites may raise SSL/TLS certificate errors. Some of these certificate errors may be overridden.</text:p>
      <text:p text:style-name="P10">[INSERT CERTIFICATE ERROR EXCEPTION]</text:p>
      <text:p text:style-name="P11">Once overridden, the Web site and the certificate error are recorded <text:span text:style-name="T15">in</text:span> the SQLite file dooble_certificate_exceptions.db <text:span text:style-name="T16">and</text:span> <text:span text:style-name="T16">access to the </text:span>specific Web site is allowed.</text:p>
      <text:p text:style-name="P10">Overridden sites are presented in the Certificate Exceptions window. Within this window, exceptions may be revoked.</text:p>
      <text:p text:style-name="P10">[INSERT CERTIFICATE EXCEPTIONS <text:span text:style-name="T14">WINDOW </text:span>IMAGE]</text:p>
      <text:p text:style-name="P10"/>
      <text:h text:style-name="P58" text:outline-level="1"><text:bookmark-start text:name="__RefHeading___Toc373_1594680094"/>Clear Items<text:bookmark-end text:name="__RefHeading___Toc373_1594680094"/></text:h>
      <text:p text:style-name="P6">The Clear Items dialog may be used to remove <text:span text:style-name="T20">history </text:span>content.</text:p>
      <text:p text:style-name="P7">[INSERT CLEAR ITEMS <text:span text:style-name="T14">DIALOG </text:span>IMAGE]</text:p>
      <text:p text:style-name="P7"/>
      <text:h text:style-name="P59" text:outline-level="1"><text:bookmark-start text:name="__RefHeading___Toc413_938157555"/>Cookie<text:span text:style-name="T13">s</text:span><text:bookmark-end text:name="__RefHeading___Toc413_938157555"/></text:h>
      <text:p text:style-name="P9">The Cookies <text:span text:style-name="T12">window </text:span>depicts <text:span text:style-name="T11">Dooble’s current </text:span>cookies. The SQLite database dooble_cookies.db contains cookie data.</text:p>
      <text:h text:style-name="P64" text:outline-level="2"><text:bookmark-start text:name="__RefHeading___Toc415_938157555"/>Domain Filter<text:bookmark-end text:name="__RefHeading___Toc415_938157555"/></text:h>
      <text:p text:style-name="P23">May be used to display only the specified domain.</text:p>
      <text:h text:style-name="P65" text:outline-level="2"><text:bookmark-start text:name="__RefHeading___Toc417_938157555"/>Purge Periodically<text:bookmark-end text:name="__RefHeading___Toc417_938157555"/></text:h>
      <text:p text:style-name="P23">If enabled, unchecked domains will be purged every 15 seconds.</text:p>
      <text:p text:style-name="P8">[INSERT COOKIES WINDOW IMAGE]</text:p>
      <text:p text:style-name="P8"/>
      <text:h text:style-name="P60" text:outline-level="1"><text:bookmark-start text:name="__RefHeading___Toc442_938157555"/>Downloads<text:bookmark-end text:name="__RefHeading___Toc442_938157555"/></text:h>
      <text:p text:style-name="P12">Dooble supports the downloading of data. Active and previous downloads are depicted in the Downloads window. Active downloads may be canceled. Dooble does not provide a mechanism for restarting a canceled or interrupted download. <text:span text:style-name="T21">Downloads data are stored in the SQLite database dooble_downloads.db.</text:span></text:p>
      <text:p text:style-name="P12">[INSERT DOWNLOADS WINDOW IMAGE]</text:p>
      <text:p text:style-name="P12"/>
      <text:h text:style-name="P60" text:outline-level="1"><text:bookmark-start text:name="__RefHeading___Toc430_938157555"/>Favorites<text:bookmark-end text:name="__RefHeading___Toc430_938157555"/></text:h>
      <text:p text:style-name="P12">Favorites supersede bookmarks. Included are various sort options. Favorites, along with history items, are stored in the SQLite <text:span text:style-name="T30">database </text:span>dooble_history.db database.</text:p>
      <text:p text:style-name="P12">[INSERT FAVORITES DIALOG IMAGE]</text:p>
      <text:p text:style-name="P12"/>
      <text:h text:style-name="P61" text:outline-level="1"><text:bookmark-start text:name="__RefHeading___Toc24_1852866977"/>File Menus<text:bookmark-end text:name="__RefHeading___Toc24_1852866977"/></text:h>
      <text:p text:style-name="P3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66" text:outline-level="2"><text:bookmark-start text:name="__RefHeading___Toc27_1852866977"/>File<text:bookmark-end text:name="__RefHeading___Toc27_1852866977"/></text:h>
      <text:p text:style-name="P20">The File menu includes several basic functions.</text:p>
      <text:p text:style-name="P21">[INSERT FILE MENU IMAGE]</text:p>
      <text:h text:style-name="P75" text:outline-level="3"><text:bookmark-start text:name="__RefHeading___Toc29_1852866977"/>Authenticate<text:bookmark-end text:name="__RefHeading___Toc29_1852866977"/></text:h>
      <text:p text:style-name="P25">If permanent credentials are defined, this option is enabled. <text:span text:style-name="T2">An authentication dialog is displayed if the option is selected.</text:span></text:p>
      <text:h text:style-name="P76" text:outline-level="3"><text:bookmark-start text:name="__RefHeading___Toc31_1852866977"/>New Private Window<text:bookmark-end text:name="__RefHeading___Toc31_1852866977"/></text:h>
      <text:p text:style-name="P26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76" text:outline-level="3"><text:bookmark-start text:name="__RefHeading___Toc33_1852866977"/>New Tab<text:bookmark-end text:name="__RefHeading___Toc33_1852866977"/></text:h>
      <text:p text:style-name="P26">A new tab is appended to the end of the tab widget.</text:p>
      <text:h text:style-name="P77" text:outline-level="3"><text:bookmark-start text:name="__RefHeading___Toc35_1852866977"/>New Window<text:bookmark-end text:name="__RefHeading___Toc35_1852866977"/></text:h>
      <text:p text:style-name="P33">Open a new window.</text:p>
      <text:h text:style-name="P78" text:outline-level="3"><text:bookmark-start text:name="__RefHeading___Toc365_1594680094"/>Save<text:bookmark-end text:name="__RefHeading___Toc365_1594680094"/></text:h>
      <text:p text:style-name="P34">Save the current page. The action invokes a download request. A file dialog is not displayed.</text:p>
      <text:h text:style-name="P79" text:outline-level="3"><text:bookmark-start text:name="__RefHeading___Toc37_1852866977"/>Close Tab<text:bookmark-end text:name="__RefHeading___Toc37_1852866977"/></text:h>
      <text:p text:style-name="P35">Close the current tab. If the current tab is the only Dooble tab and <text:span text:style-name="T3">active </text:span>downloads <text:span text:style-name="T3">exist</text:span>, a confirmation prompt is displayed.</text:p>
      <text:h text:style-name="P80" text:outline-level="3"><text:bookmark-start text:name="__RefHeading___Toc367_1594680094"/>Print<text:bookmark-end text:name="__RefHeading___Toc367_1594680094"/></text:h>
      <text:p text:style-name="P36">A print dialog is displayed.</text:p>
      <text:h text:style-name="P80" text:outline-level="3"><text:bookmark-start text:name="__RefHeading___Toc369_1594680094"/>Print Preview<text:bookmark-end text:name="__RefHeading___Toc369_1594680094"/></text:h>
      <text:p text:style-name="P36">Not implemented.</text:p>
      <text:h text:style-name="P81" text:outline-level="3"><text:bookmark-start text:name="__RefHeading___Toc39_1852866977"/><text:soft-page-break/>Exit Dooble<text:bookmark-end text:name="__RefHeading___Toc39_1852866977"/></text:h>
      <text:p text:style-name="P27">Exit Dooble. A confirmation prompt is displayed if active downloads exist.</text:p>
      <text:h text:style-name="P67" text:outline-level="2"><text:bookmark-start text:name="__RefHeading___Toc6182_1852866977"/>Edit<text:bookmark-end text:name="__RefHeading___Toc6182_1852866977"/></text:h>
      <text:p text:style-name="P22">[INSERT EDIT MENU IMAGE]</text:p>
      <text:h text:style-name="P82" text:outline-level="3"><text:bookmark-start text:name="__RefHeading___Toc6184_1852866977"/>Clear Items<text:bookmark-end text:name="__RefHeading___Toc6184_1852866977"/></text:h>
      <text:p text:style-name="P37">Display an instance of the Clear Items dialog.</text:p>
      <text:h text:style-name="P84" text:outline-level="3"><text:bookmark-start text:name="__RefHeading___Toc371_1594680094"/>Find<text:bookmark-end text:name="__RefHeading___Toc371_1594680094"/></text:h>
      <text:p text:style-name="P38">Enables the Find panel.</text:p>
      <text:p text:style-name="P38">[INSERT FIND IMAGE]</text:p>
      <text:h text:style-name="P85" text:outline-level="3"><text:bookmark-start text:name="__RefHeading___Toc6186_1852866977"/>Settings<text:bookmark-end text:name="__RefHeading___Toc6186_1852866977"/></text:h>
      <text:p text:style-name="P28">Display the Settings window.</text:p>
      <text:h text:style-name="P68" text:outline-level="2"><text:bookmark-start text:name="__RefHeading___Toc185_697823169"/>Tools<text:bookmark-end text:name="__RefHeading___Toc185_697823169"/></text:h>
      <text:h text:style-name="P86" text:outline-level="3"><text:bookmark-start text:name="__RefHeading___Toc187_697823169"/>Accepted / Blocked Domains<text:bookmark-end text:name="__RefHeading___Toc187_697823169"/></text:h>
      <text:p text:style-name="P29">Display the Accepted / Blocked Domains window.</text:p>
      <text:h text:style-name="P83" text:outline-level="3"><text:bookmark-start text:name="__RefHeading___Toc189_697823169"/>Certificate Exceptions<text:bookmark-end text:name="__RefHeading___Toc189_697823169"/></text:h>
      <text:p text:style-name="P29">Display the Certificate Exceptions window.</text:p>
      <text:h text:style-name="P83" text:outline-level="3"><text:bookmark-start text:name="__RefHeading___Toc191_697823169"/>Cookies<text:bookmark-end text:name="__RefHeading___Toc191_697823169"/></text:h>
      <text:p text:style-name="P29">Display the global Cookies window.</text:p>
      <text:h text:style-name="P87" text:outline-level="3"><text:bookmark-start text:name="__RefHeading___Toc193_697823169"/>Downloads<text:bookmark-end text:name="__RefHeading___Toc193_697823169"/></text:h>
      <text:p text:style-name="P29">Display the Downloads window.</text:p>
      <text:h text:style-name="P87" text:outline-level="3"><text:bookmark-start text:name="__RefHeading___Toc195_697823169"/>Favorites<text:bookmark-end text:name="__RefHeading___Toc195_697823169"/></text:h>
      <text:p text:style-name="P29">Display the Favorites window.</text:p>
      <text:h text:style-name="P87" text:outline-level="3"><text:bookmark-start text:name="__RefHeading___Toc197_697823169"/>History<text:bookmark-end text:name="__RefHeading___Toc197_697823169"/></text:h>
      <text:p text:style-name="P29">Display the History window.</text:p>
      <text:h text:style-name="P69" text:outline-level="2"><text:bookmark-start text:name="__RefHeading___Toc209_697823169"/><text:soft-page-break/>View<text:bookmark-end text:name="__RefHeading___Toc209_697823169"/></text:h>
      <text:h text:style-name="P88" text:outline-level="3"><text:bookmark-start text:name="__RefHeading___Toc211_697823169"/>Show Full Screen<text:bookmark-end text:name="__RefHeading___Toc211_697823169"/></text:h>
      <text:p text:style-name="P32">Disable or enable full-screen mode.</text:p>
      <text:h text:style-name="P88" text:outline-level="3"><text:bookmark-start text:name="__RefHeading___Toc213_697823169"/>Show Status Bar<text:bookmark-end text:name="__RefHeading___Toc213_697823169"/></text:h>
      <text:p text:style-name="P32">Hide or show the status bar.</text:p>
      <text:h text:style-name="P70" text:outline-level="2"><text:bookmark-start text:name="__RefHeading___Toc201_697823169"/>Help<text:bookmark-end text:name="__RefHeading___Toc201_697823169"/></text:h>
      <text:h text:style-name="P89" text:outline-level="3"><text:bookmark-start text:name="__RefHeading___Toc203_697823169"/>About<text:bookmark-end text:name="__RefHeading___Toc203_697823169"/></text:h>
      <text:p text:style-name="P30">Display <text:span text:style-name="T9">the </text:span>About dialog.</text:p>
      <text:p text:style-name="P31">[INSERT ABOUT IMAGE]</text:p>
      <text:h text:style-name="P89" text:outline-level="3"><text:bookmark-start text:name="__RefHeading___Toc205_697823169"/>Show Documentation<text:bookmark-end text:name="__RefHeading___Toc205_697823169"/></text:h>
      <text:p text:style-name="P30">Display this document in a <text:span text:style-name="T8">Dooble</text:span> window.</text:p>
      <text:p text:style-name="P46"/>
      <text:h text:style-name="P60" text:outline-level="1"><text:bookmark-start text:name="__RefHeading___Toc440_938157555"/>History<text:bookmark-end text:name="__RefHeading___Toc440_938157555"/></text:h>
      <text:p text:style-name="P12">This History window is a general-purpose container depicting <text:span text:style-name="T18">Dooble’s</text:span> <text:span text:style-name="T18">browsing </text:span>history. A simple search is included. Selected items may be removed via a context menu. The SQLite database <text:span text:style-name="T19">file </text:span>dooble_history.db contains history data, along with favorites data.</text:p>
      <text:p text:style-name="P12">[INSERT HISTORY WINDOW IMAGE]</text:p>
      <text:p text:style-name="P12"/>
      <text:h text:style-name="P62" text:outline-level="1"><text:bookmark-start text:name="__RefHeading___Toc6188_1852866977"/>Private Windows<text:bookmark-end text:name="__RefHeading___Toc6188_1852866977"/></text:h>
      <text:p text:style-name="P5">When browsing in private windows, Dooble does not save the following data:</text:p>
      <text:list xml:id="list6621098143602518734" text:style-name="L1">
        <text:list-item>
          <text:p text:style-name="P52">Cookies</text:p>
        </text:list-item>
        <text:list-item>
          <text:p text:style-name="P52">History</text:p>
        </text:list-item>
        <text:list-item>
          <text:p text:style-name="P52">Temporary Files</text:p>
        </text:list-item>
        <text:list-item>
          <text:p text:style-name="P52">Visited Links</text:p>
        </text:list-item>
      </text:list>
      <text:p text:style-name="P5">While in private windows, Dooble does save:</text:p>
      <text:list xml:id="list3629871709052135226" text:style-name="L2">
        <text:list-item>
          <text:p text:style-name="P53">Downloads</text:p>
        </text:list-item>
        <text:list-item>
          <text:p text:style-name="P53">Favorites</text:p>
        </text:list-item>
      </text:list>
      <text:p text:style-name="P4">[INSERT PRIVATE WINDOW IMAGE]</text:p>
      <text:p text:style-name="P4"/>
      <text:h text:style-name="P60" text:outline-level="1"><text:bookmark-start text:name="__RefHeading___Toc432_938157555"/>Security Considerations<text:bookmark-end text:name="__RefHeading___Toc432_938157555"/></text:h>
      <text:list xml:id="list7752188642703262987" text:style-name="L3">
        <text:list-item>
          <text:p text:style-name="P54">Dooble does not exercise secure memory.</text:p>
        </text:list-item>
        <text:list-item>
          <text:p text:style-name="P54">The AES and Threefish implementations are not designed to be thread-safe.</text:p>
        </text:list-item>
      </text:list>
      <text:p text:style-name="P12"/>
      <text:h text:style-name="P63" text:outline-level="1"><text:bookmark-start text:name="__RefHeading___Toc2289_938157555"/>Settings<text:bookmark-end text:name="__RefHeading___Toc2289_938157555"/></text:h>
      <text:p text:style-name="P15">This section describes some of the <text:span text:style-name="T24">areas</text:span> of the Settings window. <text:span text:style-name="T31">Settings values are stored in the SQLite database dooble_settings.db.</text:span></text:p>
      <text:h text:style-name="P71" text:outline-level="2"><text:bookmark-start text:name="__RefHeading___Toc2295_938157555"/>Display<text:bookmark-end text:name="__RefHeading___Toc2295_938157555"/></text:h>
      <text:h text:style-name="P90" text:outline-level="3"><text:bookmark-start text:name="__RefHeading___Toc2297_938157555"/>Pin Windows<text:bookmark-end text:name="__RefHeading___Toc2297_938157555"/></text:h>
      <text:p text:style-name="P39">Some support windows may be pinned. Pinning is the process of embedding support windows within a Dooble window.</text:p>
      <text:h text:style-name="P72" text:outline-level="2"><text:bookmark-start text:name="__RefHeading___Toc2304_938157555"/>Privacy<text:bookmark-end text:name="__RefHeading___Toc2304_938157555"/></text:h>
      <text:h text:style-name="P91" text:outline-level="3"><text:bookmark-start text:name="__RefHeading___Toc2306_938157555"/>Credentials<text:bookmark-end text:name="__RefHeading___Toc2306_938157555"/></text:h>
      <text:p text:style-name="P40">Dooble provides a process of storing authentically-encrypted data in various databases. This process is completely optional.</text:p>
      <text:h text:style-name="P73" text:outline-level="2"><text:bookmark-start text:name="__RefHeading___Toc2308_938157555"/>Web<text:bookmark-end text:name="__RefHeading___Toc2308_938157555"/></text:h>
      <text:h text:style-name="P92" text:outline-level="3"><text:bookmark-start text:name="__RefHeading___Toc2310_938157555"/>Local Storage<text:bookmark-end text:name="__RefHeading___Toc2310_938157555"/></text:h>
      <text:p text:style-name="P42">Required for HTML5 storage.</text:p>
      <text:h text:style-name="P93" text:outline-level="3"><text:bookmark-start text:name="__RefHeading___Toc2312_938157555"/>XSS Auditing<text:bookmark-end text:name="__RefHeading___Toc2312_938157555"/></text:h>
      <text:p text:style-name="P41"><text:span text:style-name="T25">Per Qt’s documentation, XSS Auditing </text:span>moni<text:span text:style-name="T25">t</text:span>ors load requests for cross-site scripting attempts. Suspicious scripts are blocked.</text:p>
      <text:p text:style-name="P47">Note: Dooble does not remove the local WebEnginePersistentStorage <text:span text:style-name="T26">directory </text:span>during a reset. Please remove this directory <text:span text:style-name="T27">after a reset completes</text:span>.</text:p>
      <text:p text:style-name="P15">[INSERT SETTINGS WINDOW IMAGE]</text:p>
      <text:p text:style-name="P15"/>
      <text:h text:style-name="P60" text:outline-level="1"><text:bookmark-start text:name="__RefHeading___Toc422_938157555"/>Sources of Randomness<text:bookmark-end text:name="__RefHeading___Toc422_938157555"/></text:h>
      <text:p text:style-name="P12">Dooble requires data streams of random data for a variety of cryptographic algorithms. This section briefly describes the sources of these data streams <text:span text:style-name="T22">for</text:span> various operating systems.</text:p>
      <text:h text:style-name="P74" text:outline-level="2"><text:bookmark-start text:name="__RefHeading___Toc424_938157555"/>BSD<text:bookmark-end text:name="__RefHeading___Toc424_938157555"/></text:h>
      <text:p text:style-name="P24">BSD-like systems acquire pseudo-random data from the /dev/random device.</text:p>
      <text:h text:style-name="P74" text:outline-level="2"><text:bookmark-start text:name="__RefHeading___Toc426_938157555"/>Linux<text:bookmark-end text:name="__RefHeading___Toc426_938157555"/></text:h>
      <text:p text:style-name="P24">Linux systems acquire pseudo-random data from the /dev/urandom device.</text:p>
      <text:h text:style-name="P74" text:outline-level="2"><text:bookmark-start text:name="__RefHeading___Toc428_938157555"/>Windows<text:bookmark-end text:name="__RefHeading___Toc428_938157555"/></text:h>
      <text:p text:style-name="P24">Please read <text:a xlink:type="simple" xlink:href="https://msdn.microsoft.com/en-us/library/windows/desktop/aa379942(v=vs.85).aspx" text:style-name="Internet_20_link" text:visited-style-name="Visited_20_Internet_20_Link">https://msdn.microsoft.com/en-us/library/windows/desktop/aa379942(v=vs.85).aspx</text:a>.</text:p>
      <text:p text:style-name="P45"/>
      <text:h text:style-name="P60" text:outline-level="1"><text:bookmark-start text:name="__RefHeading___Toc434_938157555"/>Supported Protocols<text:bookmark-end text:name="__RefHeading___Toc434_938157555"/></text:h>
      <text:p text:style-name="P12">Dooble supports the FILE, FTP, GOPHER, and HTTP(S) protocols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1-03T20:57:25.603460243</dc:date>
    <meta:editing-duration>P1DT16H53M</meta:editing-duration>
    <meta:editing-cycles>155</meta:editing-cycles>
    <meta:generator>LibreOffice/5.1.6.2$Linux_X86_64 LibreOffice_project/10m0$Build-2</meta:generator>
    <meta:document-statistic meta:table-count="0" meta:image-count="0" meta:object-count="0" meta:page-count="19" meta:paragraph-count="183" meta:word-count="1004" meta:character-count="6604" meta:non-whitespace-character-count="5791"/>
  </office:meta>
</office:document-meta>
</file>